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4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8" table:default-cell-style-name="Default"/>
        <table:table-row table:style-name="ro2">
          <table:table-cell/>
          <table:table-cell table:style-name="ce1" office:value-type="string">
            <text:p>Ar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Mint</text:p>
          </table:table-cell>
          <table:table-cell table:style-name="ce1" office:value-type="string">
            <text:p>Management/Economy</text:p>
          </table:table-cell>
          <table:table-cell table:style-name="ce1" office:value-type="string">
            <text:p>WPM</text:p>
          </table:table-cell>
          <table:table-cell table:style-name="ce1" office:value-type="string">
            <text:p>Project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2" table:number-columns-repeated="6"/>
          <table:table-cell office:value-type="string">
            <text:p>WPM 2 + 3 (12)</text:p>
          </table:table-cell>
          <table:table-cell office:value-type="string">
            <text:p>Final Assignment (18)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Technical Art (6)</text:p>
          </table:table-cell>
          <table:table-cell/>
          <table:table-cell office:value-type="string">
            <text:p>Narrative Design/Storytelling (6)</text:p>
          </table:table-cell>
          <table:table-cell table:style-name="ce2" table:number-columns-repeated="2"/>
          <table:table-cell office:value-type="string">
            <text:p>Marketing (6)</text:p>
          </table:table-cell>
          <table:table-cell office:value-type="string">
            <text:p>WPM 1 (6)</text:p>
          </table:table-cell>
          <table:table-cell office:value-type="string">
            <text:p>Complex Digital Game (6)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Praxissemester</text:p>
          </table:table-cell>
          <table:table-cell table:style-name="ce3" table:number-columns-repeated="7"/>
        </table:table-row>
        <table:table-row table:style-name="ro3">
          <table:table-cell office:value-type="float" office:value="4">
            <text:p>4</text:p>
          </table:table-cell>
          <table:table-cell table:style-name="ce2"/>
          <table:table-cell office:value-type="string">
            <text:p>AR, IoT (6)</text:p>
          </table:table-cell>
          <table:table-cell office:value-type="string">
            <text:p>Level Design (6)</text:p>
          </table:table-cell>
          <table:table-cell table:style-name="ce2"/>
          <table:table-cell office:value-type="string">
            <text:p>Simulation, Statistics (6)</text:p>
          </table:table-cell>
          <table:table-cell office:value-type="string">
            <text:p>Product Management (6)</text:p>
          </table:table-cell>
          <table:table-cell/>
          <table:table-cell office:value-type="string">
            <text:p>AR/VR Experience (6)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nimation (6)</text:p>
          </table:table-cell>
          <table:table-cell office:value-type="string">
            <text:p>Intermediate, VR (6)</text:p>
          </table:table-cell>
          <table:table-cell table:style-name="ce2"/>
          <table:table-cell office:value-type="string">
            <text:p>Sound Design, Interactive Audio (6)</text:p>
          </table:table-cell>
          <table:table-cell office:value-type="string">
            <text:p>Hardware (6)</text:p>
          </table:table-cell>
          <table:table-cell table:style-name="ce2" table:number-columns-repeated="2"/>
          <table:table-cell office:value-type="string">
            <text:p>Simple Digital Game (6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odeling (6)</text:p>
          </table:table-cell>
          <table:table-cell office:value-type="string">
            <text:p>Object Oriented, Engine (6)</text:p>
          </table:table-cell>
          <table:table-cell office:value-type="string">
            <text:p>Game Design (6)</text:p>
          </table:table-cell>
          <table:table-cell office:value-type="string">
            <text:p>Foundation (6)</text:p>
          </table:table-cell>
          <table:table-cell table:style-name="ce2" table:number-columns-repeated="3"/>
          <table:table-cell office:value-type="string">
            <text:p>Physical Game (6)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ketching (6)</text:p>
          </table:table-cell>
          <table:table-cell office:value-type="string">
            <text:p>Procedural, Web (6)</text:p>
          </table:table-cell>
          <table:table-cell office:value-type="string">
            <text:p>Digital Media Foundation (6)</text:p>
          </table:table-cell>
          <table:table-cell table:style-name="ce2"/>
          <table:table-cell office:value-type="string">
            <text:p>Math &amp; Physics (6)</text:p>
          </table:table-cell>
          <table:table-cell office:value-type="string">
            <text:p>Project Management/Scrum (6)</text:p>
          </table:table-cell>
          <table:table-cell/>
          <table:table-cell table:style-name="ce2"/>
        </table:table-row>
        <table:table-row table:style-name="ro2" table:number-rows-repeated="3">
          <table:table-cell table:number-columns-repeated="9"/>
        </table:table-row>
        <table:table-row table:style-name="ro3">
          <table:table-cell/>
          <table:table-cell office:value-type="string">
            <text:p>QA, Localisation (6)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24.10.2022</text:date>, <text:time>16:44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0-24T16:44:17.71</dc:date>
    <dc:creator>Jirka Dell'Oro-Friedl</dc:creator>
    <meta:editing-duration>PT7H59M56S</meta:editing-duration>
    <meta:editing-cycles>7</meta:editing-cycles>
    <meta:generator>OpenOffice/4.1.5$Win32 OpenOffice.org_project/415m1$Build-9789</meta:generator>
    <meta:document-statistic meta:table-count="3" meta:cell-count="44" meta:object-count="0"/>
  </office:meta>
</office:document-meta>
</file>